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patch inferenc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mPL for the mass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mantic patch inferenc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mPL for the masses</text:p>
          </draw:text-box>
        </draw:frame>
        <draw:frame draw:style-name="gr2" draw:layer="layout" svg:width="4.786cm" svg:height="0.988cm" svg:x="12.446cm" svg:y="15.494cm">
          <draw:text-box>
            <text:p>… eventually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l demo of <text:span text:style-name="T1">spdiff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spdiff inf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06:42:17</meta:creation-date>
    <dc:date>2012-09-05T06:48:45</dc:date>
    <meta:editing-duration>PT4M42S</meta:editing-duration>
    <meta:editing-cycles>3</meta:editing-cycles>
    <meta:generator>LibreOffice/3.6$Linux_X86_64 LibreOffice_project/360m1$Build-2</meta:generator>
    <meta:document-statistic meta:object-count="34"/>
  </office:meta>
</office:document-meta>
</file>